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2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88913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7ff78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9"><text:span text:style-name="T20">do text</text:span></text:p><text:p text:style-name="P9"><text:span text:style-name="T20">from document(at=header, format='odt')</text:span></text:p></office:annotation>Import depuis header.odt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4">Certificat</text:span><text:span text:style-name="T1"> d'affichage </text:span><text:span text:style-name="T2">DE LA </text:span><text:span text:style-name="T3">DÉCISION</text:span></text:p>
      <text:p text:style-name="P6"/>
      <text:p text:style-name="P6"/>
      <text:p text:style-name="P6"/>
      <text:p text:style-name="P6"><office:annotation><dc:creator>Gauthier Bastien</dc:creator><dc:date>2011-02-16T16:12:24</dc:date><text:p text:style-name="P10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1"/>
      <text:p text:style-name="P2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</text:span><text:span text:style-name="T16">conformément au décret du 5 février 2015 relatif aux implantations commerciales</text:span><text:span text:style-name="T14">,</text:span><text:span text:style-name="T10"> sur </text:span><text:span text:style-name="T11">la demande </text:span><text:span text:style-name="T10">de permis </text:span><text:span text:style-name="T16">intégré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DisplayingTheDecision().getDisplayDate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 </text:span><text:span text:style-name="T17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2"/>
      <text:p text:style-name="P3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0"><text:span text:style-name="T21">do text</text:span></text:p><text:p text:style-name="P10"><text:span text:style-name="T21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2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88913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7ff78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9"><text:span text:style-name="T20">do text</text:span></text:p><text:p text:style-name="P9"><text:span text:style-name="T20">from document(at=header, format='odt')</text:span></text:p></office:annotation>Import depuis header.odt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4">Certificat</text:span><text:span text:style-name="T1"> d'affichage </text:span><text:span text:style-name="T2">DE LA </text:span><text:span text:style-name="T3">DÉCISION</text:span></text:p>
      <text:p text:style-name="P6"/>
      <text:p text:style-name="P6"/>
      <text:p text:style-name="P6"/>
      <text:p text:style-name="P6"><office:annotation><dc:creator>Gauthier Bastien</dc:creator><dc:date>2011-02-16T16:12:24</dc:date><text:p text:style-name="P10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1"/>
      <text:p text:style-name="P2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</text:span><text:span text:style-name="T16">conformément au décret du 5 février 2015 relatif aux implantations commerciales</text:span><text:span text:style-name="T14">,</text:span><text:span text:style-name="T10"> sur </text:span><text:span text:style-name="T11">la demande </text:span><text:span text:style-name="T10">de permis </text:span><text:span text:style-name="T16">intégré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DisplayingTheDecision().getDisplayDate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 </text:span><text:span text:style-name="T17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2"/>
      <text:p text:style-name="P3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0"><text:span text:style-name="T21">do text</text:span></text:p><text:p text:style-name="P10"><text:span text:style-name="T21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2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88913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7ff78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9"><text:span text:style-name="T20">do text</text:span></text:p><text:p text:style-name="P9"><text:span text:style-name="T20">from document(at=header, format='odt')</text:span></text:p></office:annotation>Import depuis header.odt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4">Certificat</text:span><text:span text:style-name="T1"> d'affichage </text:span><text:span text:style-name="T2">DE LA </text:span><text:span text:style-name="T3">DÉCISION</text:span></text:p>
      <text:p text:style-name="P6"/>
      <text:p text:style-name="P6"/>
      <text:p text:style-name="P6"/>
      <text:p text:style-name="P6"><office:annotation><dc:creator>Gauthier Bastien</dc:creator><dc:date>2011-02-16T16:12:24</dc:date><text:p text:style-name="P10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1"/>
      <text:p text:style-name="P2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</text:span><text:span text:style-name="T16">conformément au décret du 5 février 2015 relatif aux implantations commerciales</text:span><text:span text:style-name="T14">,</text:span><text:span text:style-name="T10"> sur </text:span><text:span text:style-name="T11">la demande </text:span><text:span text:style-name="T10">de permis </text:span><text:span text:style-name="T16">intégré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DisplayingTheDecision().getDisplayDate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 </text:span><text:span text:style-name="T17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2"/>
      <text:p text:style-name="P3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0"><text:span text:style-name="T21">do text</text:span></text:p><text:p text:style-name="P10"><text:span text:style-name="T21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DejaVu Sans2" svg:font-family="'DejaVu Sans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2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3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4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5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6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UrbanBody">
      <style:paragraph-properties fo:text-align="end" style:justify-single-word="false"/>
      <style:text-properties fo:font-size="10.5pt" officeooo:paragraph-rsid="001a571a" style:font-name="Arial" style:font-size-asian="10.5pt" style:font-size-complex="10.5pt"/>
    </style:style>
    <style:style style:family="paragraph" style:name="P8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9">
      <style:paragraph-properties fo:line-height="100%" fo:margin-bottom="0cm" fo:margin-left="0cm" fo:margin-right="0cm" fo:margin-top="0cm" fo:text-align="start" fo:text-indent="0cm" style:line-break="strict" style:punctuation-wrap="simple" style:text-autospace="ideograph-alpha" style:writing-mode="lr-tb">
        <style:tab-stops/>
      </style:paragraph-properties>
      <style:text-properties fo:hyphenate="fals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090719"/>
    </style:style>
    <style:style style:family="text" style:name="T4">
      <style:text-properties fo:text-transform="uppercase" officeooo:rsid="00288913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officeooo:rsid="0005ad24"/>
    </style:style>
    <style:style style:family="text" style:name="T8">
      <style:text-properties fo:font-weight="normal" style:text-underline-style="none"/>
    </style:style>
    <style:style style:family="text" style:name="T9">
      <style:text-properties fo:background-color="transparent" loext:char-shading-value="0"/>
    </style:style>
    <style:style style:family="text" style:name="T10">
      <style:text-properties fo:background-color="transparent" loext:char-shading-value="0" style:font-weight-asian="normal" style:font-weight-complex="normal"/>
    </style:style>
    <style:style style:family="text" style:name="T11">
      <style:text-properties fo:background-color="transparent" loext:char-shading-value="0" officeooo:rsid="00072bdd" style:font-weight-asian="normal" style:font-weight-complex="normal"/>
    </style:style>
    <style:style style:family="text" style:name="T12">
      <style:text-properties fo:background-color="transparent" loext:char-shading-value="0" officeooo:rsid="0003b413" style:font-weight-asian="normal" style:font-weight-complex="normal"/>
    </style:style>
    <style:style style:family="text" style:name="T13">
      <style:text-properties fo:background-color="transparent" loext:char-shading-value="0" officeooo:rsid="00051fc3" style:font-weight-asian="normal" style:font-weight-complex="normal"/>
    </style:style>
    <style:style style:family="text" style:name="T14">
      <style:text-properties fo:background-color="transparent" loext:char-shading-value="0" officeooo:rsid="00001613" style:font-weight-asian="normal" style:font-weight-complex="normal"/>
    </style:style>
    <style:style style:family="text" style:name="T15">
      <style:text-properties fo:background-color="transparent" loext:char-shading-value="0" officeooo:rsid="0001c069" style:font-weight-asian="normal" style:font-weight-complex="normal"/>
    </style:style>
    <style:style style:family="text" style:name="T16">
      <style:text-properties fo:background-color="transparent" loext:char-shading-value="0" officeooo:rsid="0027ff78" style:font-weight-asian="normal" style:font-weight-complex="normal"/>
    </style:style>
    <style:style style:family="text" style:name="T17">
      <style:text-properties fo:background-color="transparent" loext:char-shading-value="0" officeooo:rsid="0005ad24"/>
    </style:style>
    <style:style style:family="text" style:name="T18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19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0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1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3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name="Frame1" draw:style-name="fr1" draw:z-index="0" svg:height="5.717cm" svg:width="7.13cm" svg:x="-0.011cm" svg:y="-0.011cm" text:anchor-type="paragraph"><draw:text-box><text:p text:style-name="Standard"><office:annotation><dc:creator>sde </dc:creator><dc:date>2011-07-26T10:00:42</dc:date><text:p text:style-name="P9"><text:span text:style-name="T20">do text</text:span></text:p><text:p text:style-name="P9"><text:span text:style-name="T20">from document(at=header, format='odt')</text:span></text:p></office:annotation>Import depuis header.odt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4">Certificat</text:span><text:span text:style-name="T1"> d'affichage </text:span><text:span text:style-name="T2">DE LA </text:span><text:span text:style-name="T3">DÉCISION</text:span></text:p>
      <text:p text:style-name="P6"/>
      <text:p text:style-name="P6"/>
      <text:p text:style-name="P6"/>
      <text:p text:style-name="P6"><office:annotation><dc:creator>Gauthier Bastien</dc:creator><dc:date>2011-02-16T16:12:24</dc:date><text:p text:style-name="P10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1"/>
      <text:p text:style-name="P2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</text:span><text:span text:style-name="T16">conformément au décret du 5 février 2015 relatif aux implantations commerciales</text:span><text:span text:style-name="T14">,</text:span><text:span text:style-name="T10"> sur </text:span><text:span text:style-name="T11">la demande </text:span><text:span text:style-name="T10">de permis </text:span><text:span text:style-name="T16">intégré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DisplayingTheDecision().getDisplayDate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 </text:span><text:span text:style-name="T17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2"/>
      <text:p text:style-name="P3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0"><text:span text:style-name="T21">do text</text:span></text:p><text:p text:style-name="P10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10:00:43.887359949</dc:date>
    <meta:editing-duration>PT12M3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34" meta:character-count="979" meta:non-whitespace-character-count="877"/>
  </office:meta>
</office:document-meta>
</file>